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8cm" svg:height="1cm" svg:x="6cm" svg:y="22.5cm">
          <text:p text:style-name="P1">StateMach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2.4cm" svg:height="1.1cm" svg:x="7.2cm" svg:y="20.1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3cm" svg:height="1.32cm" svg:x="6.26cm" svg:y="17.5cm">
          <text:p text:style-name="P1">PlayerCho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4cm" svg:height="1.2cm" svg:x="6.2cm" svg:y="15.2cm">
          <text:p text:style-name="P1">Playe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4cm" svg:height="1.5cm" svg:x="7.8cm" svg:y="9.9cm">
          <text:p text:style-name="P1">CheckHeal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4.4cm" svg:height="1.5cm" svg:x="6.4cm" svg:y="5cm">
          <text:p text:style-name="P1">W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4cm" svg:height="1.5cm" svg:x="8.9cm" svg:y="7.1cm">
          <text:p text:style-name="P1">Lo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4cm" svg:y1="21.2cm" svg:x2="8.4cm" svg:y2="22.5cm" draw:start-shape="id1" draw:start-glue-point="6" draw:end-shape="id2" draw:end-glue-point="4" svg:d="M8400 21200v1300" svg:viewBox="0 0 1 1301">
          <text:p/>
        </draw:connector>
        <draw:connector draw:style-name="gr2" draw:text-style-name="P1" draw:layer="layout" svg:x1="8.4cm" svg:y1="16.4cm" svg:x2="8.41cm" svg:y2="17.5cm" draw:start-shape="id3" draw:start-glue-point="6" draw:end-shape="id4" draw:end-glue-point="4" svg:d="M8400 16400v551h10v549" svg:viewBox="0 0 11 1101">
          <text:p/>
        </draw:connector>
        <draw:connector draw:style-name="gr2" draw:text-style-name="P1" draw:layer="layout" draw:line-skew="0.899cm" svg:x1="10cm" svg:y1="11.4cm" svg:x2="8.4cm" svg:y2="15.2cm" draw:start-shape="id5" draw:start-glue-point="2" draw:end-shape="id3" draw:end-glue-point="4" svg:d="M10000 11400v2800h-1600v1000" svg:viewBox="0 0 1601 3801">
          <text:p/>
        </draw:connector>
        <draw:connector draw:style-name="gr2" draw:text-style-name="P1" draw:layer="layout" svg:x1="8.41cm" svg:y1="18.82cm" svg:x2="8.4cm" svg:y2="20.1cm" draw:start-shape="id4" draw:end-shape="id1" svg:d="M8410 18820v641h-10v639" svg:viewBox="0 0 11 1281">
          <text:p/>
        </draw:connector>
        <draw:custom-shape draw:style-name="gr1" draw:text-style-name="P1" xml:id="id6" draw:id="id6" draw:layer="layout" svg:width="4.4cm" svg:height="1.5cm" svg:x="5.3cm" svg:y="12.1cm">
          <text:p text:style-name="P1">Enemy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5cm" svg:y1="13.6cm" svg:x2="8.4cm" svg:y2="15.2cm" draw:start-shape="id6" draw:start-glue-point="6" draw:end-shape="id3" svg:d="M7500 13600v801h900v799" svg:viewBox="0 0 901 1601">
          <text:p/>
        </draw:connector>
        <draw:connector draw:style-name="gr2" draw:text-style-name="P1" draw:layer="layout" draw:line-skew="0.799cm" svg:x1="8.6cm" svg:y1="6.5cm" svg:x2="10cm" svg:y2="9.9cm" draw:start-shape="id7" draw:end-shape="id5" draw:end-glue-point="4" svg:d="M8600 6500v2500h1400v900" svg:viewBox="0 0 1401 3401">
          <text:p/>
        </draw:connector>
        <draw:connector draw:style-name="gr2" draw:text-style-name="P1" draw:layer="layout" svg:x1="11.1cm" svg:y1="8.6cm" svg:x2="10cm" svg:y2="9.9cm" draw:start-shape="id8" draw:end-shape="id5" svg:d="M11100 8600v651h-1100v649" svg:viewBox="0 0 11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am Wardle</meta:initial-creator>
    <meta:creation-date>2015-10-28T11:24:48.912886912</meta:creation-date>
    <dc:date>2015-10-28T11:44:24.614231349</dc:date>
    <dc:creator>Liam Wardle</dc:creator>
    <meta:editing-duration>PT4M25S</meta:editing-duration>
    <meta:editing-cycles>1</meta:editing-cycles>
    <meta:document-statistic meta:object-count="15"/>
    <meta:generator>LibreOffice/4.2.6.3$Linux_X86_64 LibreOffice_project/420$Build-3</meta:generator>
  </office:meta>
</office:document-meta>
</file>